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2.534cm"/>
    </style:style>
    <style:style style:name="gr4" style:family="graphic" style:parent-style-name="standard">
      <style:graphic-properties draw:fill-color="#9d85be" draw:textarea-horizontal-align="justify" draw:textarea-vertical-align="middle" draw:auto-grow-height="false" fo:min-height="3.836cm" fo:min-width="1.85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9cm" fo:min-width="1.347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07cm" fo:min-width="1.34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8cm" fo:min-width="1.34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7cm" fo:min-width="1.34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09cm" fo:min-width="1.34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47cm" fo:min-width="0.13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109cm" fo:min-width="1.34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109cm" fo:min-width="1.347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08cm" fo:min-width="1.3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108cm" fo:min-width="1.347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22cm" fo:min-width="0.075cm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9cm" fo:min-width="1.34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8cm" fo:min-width="1.347cm" fo:padding-top="0.142cm" fo:padding-bottom="0.142cm" fo:padding-left="0.267cm" fo:padding-right="0.267cm"/>
    </style:style>
    <style:style style:name="gr19" style:family="graphic" style:parent-style-name="standard">
      <style:graphic-properties draw:fill-color="#9d85be" draw:textarea-horizontal-align="justify" draw:textarea-vertical-align="middle" draw:auto-grow-height="false" fo:min-height="3.674cm" fo:min-width="1.758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94cm" fo:min-width="1.272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95cm" fo:min-width="1.273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93cm" fo:min-width="1.272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094cm" fo:min-width="1.272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92cm" fo:min-width="1.273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94cm" fo:min-width="1.273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094cm" fo:min-width="1.273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93cm" fo:min-width="1.272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94cm" fo:min-width="1.273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108cm" fo:min-width="1.34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107cm" fo:min-width="1.347cm" fo:padding-top="0.142cm" fo:padding-bottom="0.142cm" fo:padding-left="0.267cm" fo:padding-right="0.267cm"/>
    </style:style>
    <style:style style:name="gr31" style:family="graphic" style:parent-style-name="standard">
      <style:graphic-properties draw:fill-color="#006c3b" draw:textarea-horizontal-align="justify" draw:textarea-vertical-align="middle" draw:auto-grow-height="false" fo:min-height="0.363cm" fo:min-width="1.926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047cm" fo:min-width="0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.035cm" fo:min-width="0cm"/>
    </style:style>
    <style:style style:name="gr34" style:family="graphic" style:parent-style-name="standard">
      <style:graphic-properties draw:fill-color="#006c3b" draw:textarea-horizontal-align="justify" draw:textarea-vertical-align="middle" draw:auto-grow-height="false" fo:min-height="0.047cm" fo:min-width="0cm"/>
    </style:style>
    <style:style style:name="gr35" style:family="graphic" style:parent-style-name="standard">
      <style:graphic-properties draw:fill-color="#9d85be" draw:textarea-horizontal-align="justify" draw:textarea-vertical-align="middle" draw:auto-grow-height="false" fo:min-height="3.631cm" fo:min-width="1.733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088cm" fo:min-width="1.252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89cm" fo:min-width="1.25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87cm" fo:min-width="1.251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088cm" fo:min-width="1.251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88cm" fo:min-width="1.251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088cm" fo:min-width="1.252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/>
    </style:style>
    <style:style style:name="P4" style:family="paragraph">
      <loext:graphic-properties draw:fill-color="#9d85be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-color="#7da7d8"/>
      <style:paragraph-properties fo:text-align="center"/>
      <style:text-properties style:font-name="Times New Roman" fo:font-size="14pt"/>
    </style:style>
    <style:style style:name="P7" style:family="paragraph">
      <style:paragraph-properties fo:text-align="center"/>
      <style:text-properties style:font-name="Times New Roman" fo:font-size="14pt"/>
    </style:style>
    <style:style style:name="P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-color="#ba131a"/>
      <style:paragraph-properties fo:text-align="center"/>
      <style:text-properties style:font-name="Times New Roman" fo:font-size="14pt"/>
    </style:style>
    <style:style style:name="P10" style:family="paragraph">
      <loext:graphic-properties draw:fill-color="#006c3b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6cm" svg:y1="2.865cm" svg:x2="2.185cm" svg:y2="11.734cm">
          <text:p/>
        </draw:line>
        <draw:line draw:style-name="gr1" draw:text-style-name="P1" draw:layer="layout" svg:x1="9.08cm" svg:y1="2.865cm" svg:x2="9.122cm" svg:y2="11.734cm">
          <text:p/>
        </draw:line>
        <draw:line draw:style-name="gr1" draw:text-style-name="P1" draw:layer="layout" svg:x1="2.146cm" svg:y1="11.749cm" svg:x2="9.078cm" svg:y2="11.749cm">
          <text:p/>
        </draw:line>
        <draw:line draw:style-name="gr1" draw:text-style-name="P1" draw:layer="layout" svg:x1="5.679cm" svg:y1="11.347cm" svg:x2="5.679cm" svg:y2="13.192cm">
          <text:p/>
        </draw:line>
        <draw:line draw:style-name="gr1" draw:text-style-name="P1" draw:layer="layout" svg:x1="2.146cm" svg:y1="2.865cm" svg:x2="9.041cm" svg:y2="2.865cm">
          <text:p/>
        </draw:line>
        <draw:line draw:style-name="gr2" draw:text-style-name="P1" draw:layer="layout" svg:x1="5.518cm" svg:y1="1.635cm" svg:x2="5.518cm" svg:y2="2.866cm">
          <text:p/>
        </draw:line>
        <draw:custom-shape draw:style-name="gr3" draw:text-style-name="P3" draw:layer="layout" svg:width="3.034cm" svg:height="0.638cm" svg:x="4.047cm" svg:y="2.527cm">
          <text:p text:style-name="P2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-1.17809724509617) translate (7.011cm 3.22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9.128cm" svg:y1="3.667cm" svg:x2="2.695cm" svg:y2="6.429cm">
          <text:p/>
        </draw:line>
        <draw:custom-shape draw:style-name="gr5" draw:text-style-name="P6" draw:layer="layout" svg:width="1.923cm" svg:height="0.435cm" draw:transform="rotate (-1.17809724509617) translate (6.796cm 3.646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23cm" svg:height="0.435cm" draw:transform="rotate (-1.17809724509617) translate (6.195cm 3.895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23cm" svg:height="0.433cm" draw:transform="rotate (-1.17809724509617) translate (5.592cm 4.144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922cm" svg:height="0.434cm" draw:transform="rotate (-1.17809724509617) translate (5.006cm 4.388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923cm" svg:height="0.433cm" draw:transform="skewX (-0.0022689280275926) rotate (-1.17809724509617) translate (4.404cm 4.636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skewX (-0.00226892802759259) rotate (-1.17809724509617) translate (3.804cm 4.885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949cm" svg:height="1.033cm" svg:x="1.762cm" svg:y="5.987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034cm" svg:height="0.638cm" svg:x="4.08cm" svg:y="11.371cm">
          <text:p text:style-name="P2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1.16762526958421) translate (3.266cm 9.6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2.185cm" svg:y1="7.863cm" svg:x2="8.815cm" svg:y2="10.509cm">
          <text:p/>
        </draw:line>
        <draw:custom-shape draw:style-name="gr11" draw:text-style-name="P9" draw:layer="layout" svg:width="1.922cm" svg:height="0.435cm" draw:transform="rotate (1.16762526958421) translate (3.721cm 9.472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923cm" svg:height="0.435cm" draw:transform="skewX (-0.00226892802759266) rotate (1.16762526958421) translate (4.319cm 9.727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4.919cm 9.983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922cm" svg:height="0.435cm" draw:transform="rotate (1.16762526958421) translate (5.502cm 10.232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23cm" svg:height="0.434cm" draw:transform="rotate (1.16762526958421) translate (6.102cm 10.488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6.699cm 10.743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8.671cm" svg:y="10.157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29cm" svg:y1="2.992cm" svg:x2="11.329cm" svg:y2="11.861cm">
          <text:p/>
        </draw:line>
        <draw:line draw:style-name="gr16" draw:text-style-name="P1" draw:layer="layout" svg:x1="18.224cm" svg:y1="2.992cm" svg:x2="18.266cm" svg:y2="11.861cm">
          <text:p/>
        </draw:line>
        <draw:line draw:style-name="gr16" draw:text-style-name="P1" draw:layer="layout" svg:x1="11.29cm" svg:y1="11.876cm" svg:x2="18.222cm" svg:y2="11.876cm">
          <text:p/>
        </draw:line>
        <draw:line draw:style-name="gr16" draw:text-style-name="P1" draw:layer="layout" svg:x1="14.823cm" svg:y1="11.474cm" svg:x2="14.823cm" svg:y2="13.319cm">
          <text:p/>
        </draw:line>
        <draw:line draw:style-name="gr16" draw:text-style-name="P1" draw:layer="layout" svg:x1="11.29cm" svg:y1="2.992cm" svg:x2="18.185cm" svg:y2="2.992cm">
          <text:p/>
        </draw:line>
        <draw:line draw:style-name="gr16" draw:text-style-name="P1" draw:layer="layout" svg:x1="14.662cm" svg:y1="1.762cm" svg:x2="14.662cm" svg:y2="2.993cm">
          <text:p/>
        </draw:line>
        <draw:custom-shape draw:style-name="gr3" draw:text-style-name="P3" draw:layer="layout" svg:width="3.034cm" svg:height="0.638cm" svg:x="13.191cm" svg:y="2.654cm">
          <text:p text:style-name="P2"><text:span text:style-name="T1">cat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8.164cm" svg:y1="7.902cm" svg:x2="11.287cm" svg:y2="10.906cm">
          <text:p/>
        </draw:line>
        <draw:custom-shape draw:style-name="gr3" draw:text-style-name="P3" draw:layer="layout" svg:width="3.034cm" svg:height="0.638cm" svg:x="13.224cm" svg:y="11.498cm">
          <text:p text:style-name="P2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859cm" svg:height="0.856cm" svg:x="17.794cm" svg:y="7.477cm">
          <text:p text:style-name="P2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.186cm" svg:y1="7.875cm" svg:x2="8.816cm" svg:y2="10.521cm">
          <text:p/>
        </draw:line>
        <draw:custom-shape draw:style-name="gr17" draw:text-style-name="P6" draw:layer="layout" svg:width="1.922cm" svg:height="0.435cm" draw:transform="rotate (1.16762526958421) translate (3.722cm 9.484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23cm" svg:height="0.435cm" draw:transform="skewX (-0.00226892802759266) rotate (1.16762526958421) translate (4.32cm 9.73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4.92cm 9.995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.922cm" svg:height="0.435cm" draw:transform="rotate (1.16762526958421) translate (5.503cm 10.244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923cm" svg:height="0.434cm" draw:transform="rotate (1.16762526958421) translate (6.103cm 10.5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6.7cm 10.755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8.672cm" svg:y="10.169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2.502cm" svg:height="4.168cm" draw:transform="rotate (1.16762526958421) translate (12.515cm 5.8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11.434cm" svg:y1="4.183cm" svg:x2="18.272cm" svg:y2="6.969cm">
          <text:p/>
        </draw:line>
        <draw:custom-shape draw:style-name="gr20" draw:text-style-name="P9" draw:layer="layout" svg:width="1.846cm" svg:height="0.418cm" draw:transform="rotate (1.16762526958421) translate (12.952cm 5.703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1.847cm" svg:height="0.419cm" draw:transform="skewX (-0.00471238898038468) rotate (1.16762526958421) translate (13.526cm 5.948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1.846cm" svg:height="0.417cm" draw:transform="skewX (0.00244346095279199) rotate (1.16762526958421) translate (14.103cm 6.194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1.846cm" svg:height="0.418cm" draw:transform="rotate (1.16762526958421) translate (14.663cm 6.433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847cm" svg:height="0.416cm" draw:transform="rotate (1.16762526958421) translate (15.239cm 6.67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1.847cm" svg:height="0.418cm" draw:transform="rotate (1.16762526958421) translate (15.812cm 6.924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1.847cm" svg:height="0.418cm" draw:transform="rotate (1.16762526958421) translate (12.953cm 5.715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1.846cm" svg:height="0.417cm" draw:transform="skewX (0.00471238898038461) rotate (1.16762526958421) translate (14.104cm 6.205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1.847cm" svg:height="0.418cm" draw:transform="skewX (0.00244346095279206) rotate (1.16762526958421) translate (15.813cm 6.935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10.906cm" svg:y="3.7cm">
          <text:p text:style-name="P2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307cm" svg:y1="3.119cm" svg:x2="20.346cm" svg:y2="11.988cm">
          <text:p/>
        </draw:line>
        <draw:line draw:style-name="gr16" draw:text-style-name="P1" draw:layer="layout" svg:x1="27.241cm" svg:y1="3.119cm" svg:x2="27.283cm" svg:y2="11.988cm">
          <text:p/>
        </draw:line>
        <draw:line draw:style-name="gr16" draw:text-style-name="P1" draw:layer="layout" svg:x1="20.307cm" svg:y1="12.003cm" svg:x2="27.239cm" svg:y2="12.003cm">
          <text:p/>
        </draw:line>
        <draw:line draw:style-name="gr16" draw:text-style-name="P1" draw:layer="layout" svg:x1="23.84cm" svg:y1="11.601cm" svg:x2="23.84cm" svg:y2="13.446cm">
          <text:p/>
        </draw:line>
        <draw:line draw:style-name="gr16" draw:text-style-name="P1" draw:layer="layout" svg:x1="20.307cm" svg:y1="3.119cm" svg:x2="27.202cm" svg:y2="3.119cm">
          <text:p/>
        </draw:line>
        <draw:line draw:style-name="gr16" draw:text-style-name="P1" draw:layer="layout" svg:x1="23.679cm" svg:y1="1.889cm" svg:x2="23.679cm" svg:y2="3.12cm">
          <text:p/>
        </draw:line>
        <draw:custom-shape draw:style-name="gr3" draw:text-style-name="P3" draw:layer="layout" svg:width="3.034cm" svg:height="0.638cm" svg:x="22.208cm" svg:y="2.781cm">
          <text:p text:style-name="P2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-1.17809724509617) translate (25.472cm 3.3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27.18cm" svg:y1="3.929cm" svg:x2="20.856cm" svg:y2="6.683cm">
          <text:p/>
        </draw:line>
        <draw:custom-shape draw:style-name="gr12" draw:text-style-name="P9" draw:layer="layout" svg:width="1.923cm" svg:height="0.435cm" draw:transform="rotate (-1.17809724509617) translate (25.257cm 3.8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923cm" svg:height="0.435cm" draw:transform="rotate (-1.17809724509617) translate (24.656cm 4.04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23cm" svg:height="0.433cm" draw:transform="rotate (-1.17809724509617) translate (24.053cm 4.298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1.922cm" svg:height="0.434cm" draw:transform="rotate (-1.17809724509617) translate (23.467cm 4.542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1.923cm" svg:height="0.433cm" draw:transform="skewX (-0.0022689280275926) rotate (-1.17809724509617) translate (22.865cm 4.7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skewX (-0.00226892802759259) rotate (-1.17809724509617) translate (22.265cm 5.039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949cm" svg:height="1.033cm" svg:x="19.923cm" svg:y="6.241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034cm" svg:height="0.638cm" svg:x="22.241cm" svg:y="11.625cm">
          <text:p text:style-name="P2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1.16762526958421) translate (21.427cm 9.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20.346cm" svg:y1="8.117cm" svg:x2="26.976cm" svg:y2="10.763cm">
          <text:p/>
        </draw:line>
        <draw:custom-shape draw:style-name="gr11" draw:text-style-name="P9" draw:layer="layout" svg:width="1.922cm" svg:height="0.435cm" draw:transform="rotate (1.16762526958421) translate (21.882cm 9.726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923cm" svg:height="0.435cm" draw:transform="skewX (-0.00226892802759266) rotate (1.16762526958421) translate (22.48cm 9.981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23.08cm 10.237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922cm" svg:height="0.435cm" draw:transform="rotate (1.16762526958421) translate (23.663cm 10.486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23cm" svg:height="0.434cm" draw:transform="rotate (1.16762526958421) translate (24.263cm 10.742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24.86cm 10.997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26.832cm" svg:y="10.411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0.347cm" svg:y1="8.129cm" svg:x2="26.977cm" svg:y2="10.775cm">
          <text:p/>
        </draw:line>
        <draw:custom-shape draw:style-name="gr31" draw:text-style-name="P10" draw:layer="layout" svg:width="2.492cm" svg:height="0.679cm" draw:transform="rotate (1.14476145638308) translate (21.661cm 9.8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922cm" svg:height="0.435cm" draw:transform="rotate (1.16762526958421) translate (21.883cm 9.738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923cm" svg:height="0.435cm" draw:transform="skewX (-0.00226892802759266) rotate (1.16762526958421) translate (22.481cm 9.993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23.081cm 10.249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922cm" svg:height="0.435cm" draw:transform="rotate (1.16762526958421) translate (23.664cm 10.498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23cm" svg:height="0.434cm" draw:transform="rotate (1.16762526958421) translate (24.264cm 10.754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24.861cm 11.009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26.833cm" svg:y="10.423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0.508cm" svg:height="0.889cm" draw:transform="rotate (-2.01760061530544) translate (3.488cm 8.1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1" draw:layer="layout" svg:width="0.508cm" svg:height="0.889cm" draw:transform="rotate (2.05128546986894) translate (8.018cm 4.4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1" draw:layer="layout" svg:width="0.508cm" svg:height="0.889cm" draw:transform="rotate (-1.19066361571053) translate (12.543cm 10.0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11" draw:layer="layout" svg:width="0.487cm" svg:height="0.854cm" draw:transform="skewX (0.00122173047639606) rotate (1.22801366170321) translate (16.838cm 6.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0" draw:layer="layout" svg:width="0.508cm" svg:height="0.889cm" draw:transform="rotate (1.15017197706426) translate (25.84cm 10.5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0" draw:layer="layout" svg:width="0.508cm" svg:height="0.889cm" draw:transform="rotate (-1.11788338590237) translate (21.751cm 5.9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4" draw:layer="layout" svg:width="2.473cm" svg:height="4.121cm" draw:transform="skewX (-0.000174532925199456) rotate (-1.17809724509617) translate (16.183cm 7.4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1.826cm" svg:height="0.412cm" draw:transform="skewX (0.00244346095279201) rotate (-1.17809724509617) translate (15.978cm 7.833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1.826cm" svg:height="0.413cm" draw:transform="rotate (-1.17809724509617) translate (15.408cm 8.06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draw:layer="layout" svg:width="1.825cm" svg:height="0.411cm" draw:transform="rotate (-1.17809724509617) translate (14.836cm 8.306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1.825cm" svg:height="0.412cm" draw:transform="rotate (-1.17809724509617) translate (14.279cm 8.537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1.825cm" svg:height="0.412cm" draw:transform="skewX (-0.00244346095279205) rotate (-1.17809724509617) translate (13.708cm 8.773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1.826cm" svg:height="0.412cm" draw:transform="rotate (-1.17809724509617) translate (13.138cm 9.009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4:11:13.764802296</meta:creation-date>
    <dc:date>2019-04-23T06:15:52.441162791</dc:date>
    <meta:editing-duration>PT13M29S</meta:editing-duration>
    <meta:editing-cycles>2</meta:editing-cycles>
    <meta:generator>LibreOffice/6.0.7.3$Linux_X86_64 LibreOffice_project/00m0$Build-3</meta:generator>
    <meta:document-statistic meta:object-count="104"/>
  </office:meta>
</office:document-meta>
</file>